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1.28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1" table:number-columns-repeated="8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"</text:p>
          </table:table-cell>
          <table:table-cell table:style-name="ce2" office:value-type="string" calcext:value-type="string">
            <text:p>abid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abod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abode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respecter / se conformer à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aris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aros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arise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urveni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awak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awok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awoke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e réveill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b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was, wer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bee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être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3">
          <table:table-cell office:value-type="string" calcext:value-type="string">
            <text:p>"</text:p>
          </table:table-cell>
          <table:table-cell table:style-name="ce2" office:value-type="string" calcext:value-type="string">
            <text:p>bear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bor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borne / bor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porter / supporter / naître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bea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bea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beate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battre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becom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becam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become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deveni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bege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begat / bego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begotte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engendr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begin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began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begu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commenc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table:style-name="ce2" office:value-type="string" calcext:value-type="string">
            <text:p>ben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ben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ben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plier / se courb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table:style-name="ce2" office:value-type="string" calcext:value-type="string">
            <text:p>bereav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bereft / bereave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bereft / bereave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déposséder / priv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be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be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be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pari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bi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bid / bad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bid / bidde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offri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blee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ble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ble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aign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table:style-name="ce2" office:value-type="string" calcext:value-type="string">
            <text:p>blow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blew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blow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ouffler / gonfl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break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brok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broke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cass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table:style-name="ce2" office:value-type="string" calcext:value-type="string">
            <text:p>bree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bre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bre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élever (des animaux)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bring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brough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brough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apport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table:style-name="ce2" office:value-type="string" calcext:value-type="string">
            <text:p>broadcas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broadcas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broadcas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diffuser / émettre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buil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buil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buil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construire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table:style-name="ce2" office:value-type="string" calcext:value-type="string">
            <text:p>burn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burnt / burne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burnt / burne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brûl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burs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burs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burs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éclat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buy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bough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bough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achet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can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coul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coul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pouvoi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3">
          <table:table-cell office:value-type="string" calcext:value-type="string">
            <text:p>"</text:p>
          </table:table-cell>
          <table:table-cell table:style-name="ce2" office:value-type="string" calcext:value-type="string">
            <text:p>cas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cas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cas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jeter / distribuer (rôles)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catch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caugh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caugh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attrap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chid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chi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chide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grond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choos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chos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chose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choisi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cling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clung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clung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'accroch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table:style-name="ce2" office:value-type="string" calcext:value-type="string">
            <text:p>cloth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clad / clothe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clad / clothe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habiller / recouvri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com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cam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come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veni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cos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cos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cos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coût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creep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crep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crep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ramp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cu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cu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cu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coup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deal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deal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deal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distribu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dig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dug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dug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creus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div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dive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dived / dove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plong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do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di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done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faire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table:style-name="ce2" office:value-type="string" calcext:value-type="string">
            <text:p>draw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drew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draw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dessiner / tir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table:style-name="ce2" office:value-type="string" calcext:value-type="string">
            <text:p>dream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dreamt / dreame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dreamt / dreame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rêv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drink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drank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drunk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boire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driv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drov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drive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conduire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table:style-name="ce2" office:value-type="string" calcext:value-type="string">
            <text:p>dwell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dwel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dwelt / dwelle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habit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ea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at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eate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mang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fall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fell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falle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tomb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fee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fe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fe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nourri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table:style-name="ce2" office:value-type="string" calcext:value-type="string">
            <text:p>feel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fel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fel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e sentir / ressenti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figh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fough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fough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e battre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fin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foun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foun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trouv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fle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fle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fle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'enfui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fling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flung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flung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lanc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fly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flew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flow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vol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forbi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forbad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forbidde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interdire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forecas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forecas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forecas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prévoi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table:style-name="ce2" office:value-type="string" calcext:value-type="string">
            <text:p>forese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foresaw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foresee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prévoir / présenti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table:style-name="ce2" office:value-type="string" calcext:value-type="string">
            <text:p>forge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forgo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forgotten / forgo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oubli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forgiv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forgav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forgive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pardonn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forsak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forsook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forsake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abandonn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freez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froz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froze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gel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ge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go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gotten / go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obteni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giv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gav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give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donn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go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wen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gone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all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table:style-name="ce2" office:value-type="string" calcext:value-type="string">
            <text:p>grin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groun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groun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moudre / opprim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table:style-name="ce2" office:value-type="string" calcext:value-type="string">
            <text:p>grow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grew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grow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grandir / pouss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hang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hung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hung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tenir / pendre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hav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ha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ha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avoi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hear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hear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hear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entendre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hid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hi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hidde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cach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table:style-name="ce2" office:value-type="string" calcext:value-type="string">
            <text:p>hi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hi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hi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taper / appuy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hol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hel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hel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teni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hur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hur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hur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bless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keep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kep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kep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gard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table:style-name="ce2" office:value-type="string" calcext:value-type="string">
            <text:p>kneel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knelt / knelle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knelt / kneele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'agenouill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table:style-name="ce2" office:value-type="string" calcext:value-type="string">
            <text:p>know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knew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know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connaître / savoi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lay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lai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lai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pos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table:style-name="ce2" office:value-type="string" calcext:value-type="string">
            <text:p>lea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le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le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mener / guid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table:style-name="ce2" office:value-type="string" calcext:value-type="string">
            <text:p>lean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leant / leane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leant / leane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'incliner / se pench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table:style-name="ce2" office:value-type="string" calcext:value-type="string">
            <text:p>leap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leapt / leape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leapt / leape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auter / bondi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learn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learn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learn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apprendre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table:style-name="ce2" office:value-type="string" calcext:value-type="string">
            <text:p>leav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lef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lef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laisser / quitter / parti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len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len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len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prêt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table:style-name="ce2" office:value-type="string" calcext:value-type="string">
            <text:p>le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le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le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permettre / lou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li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lay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lai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'allong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ligh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lit / lighte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lit / lighte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allum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los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los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los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perdre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mak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mad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made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fabriqu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mean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mean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mean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ignifi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mee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me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me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rencontr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table:style-name="ce2" office:value-type="string" calcext:value-type="string">
            <text:p>mow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mowe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mowed / mow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tondre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offse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offse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offse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compens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overcom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overcam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overcome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urmont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partak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partook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partake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prendre part à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pay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pai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pai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pay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table:style-name="ce2" office:value-type="string" calcext:value-type="string">
            <text:p>plea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pled / pleade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pled / pleade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upplier / plaid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prese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prese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prese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programm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table:style-name="ce2" office:value-type="string" calcext:value-type="string">
            <text:p>prov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prove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proven / prove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prouv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pu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pu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pu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mettre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qui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qui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qui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quitt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rea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rea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rea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lire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relay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relai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relai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relay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ren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ren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ren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déchir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ri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ri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ri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débarrass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table:style-name="ce2" office:value-type="string" calcext:value-type="string">
            <text:p>rid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rod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ridde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monter (vélo, cheval)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table:style-name="ce2" office:value-type="string" calcext:value-type="string">
            <text:p>ring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rang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rung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onner / téléphon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ris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ros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rise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lev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run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ran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ru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couri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saw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aw / sawe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awn / sawe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ci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say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ai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ai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dire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se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aw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ee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voi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seek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ough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ough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cherch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sell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ol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ol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vendre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sen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en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en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envoy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se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e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e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fix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shak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hook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hake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ecou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table:style-name="ce2" office:value-type="string" calcext:value-type="string">
            <text:p>she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he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he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répandre / laisser tomb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shin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hon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hone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brill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sho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ho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ho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chauss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shoo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ho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ho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tirer / fusill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show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howe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how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montr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shu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hu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hu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ferm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sing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ang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ung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chant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sink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ank / sunk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unk / sunke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coul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si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a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a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'asseoi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slay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lew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lai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tu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sleep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lep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lep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dormi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slid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li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li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gliss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table:style-name="ce2" office:value-type="string" calcext:value-type="string">
            <text:p>slink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lunk / slinke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lunk / slinke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'en aller furtivement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sli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li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li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fendre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smell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mel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mel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enti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sow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owe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own / sowe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em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speak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pok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poke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parl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spee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pe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pe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aller vite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table:style-name="ce2" office:value-type="string" calcext:value-type="string">
            <text:p>spell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pel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pel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épeler / orthographi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3">
          <table:table-cell office:value-type="string" calcext:value-type="string">
            <text:p>"</text:p>
          </table:table-cell>
          <table:table-cell table:style-name="ce2" office:value-type="string" calcext:value-type="string">
            <text:p>spen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pen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pen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dépenser / passer du temps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spill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pilt / spille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pilt / spille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renvers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table:style-name="ce2" office:value-type="string" calcext:value-type="string">
            <text:p>spin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pun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pu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tourner / faire tourn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spi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pat / spi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pat / spi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crach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spli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pli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pli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fendre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spoil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poil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poil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gâcher / gât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sprea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prea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prea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répandre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table:style-name="ce2" office:value-type="string" calcext:value-type="string">
            <text:p>spring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prang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prung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urgir / jaillir / bondi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stan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too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too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être debout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table:style-name="ce2" office:value-type="string" calcext:value-type="string">
            <text:p>steal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tol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tole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voler / dérob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stick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tuck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tuck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coll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sting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tung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tung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piqu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stink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tank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tunk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pu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table:style-name="ce2" office:value-type="string" calcext:value-type="string">
            <text:p>strew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trewe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trewn / strewe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éparpill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table:style-name="ce2" office:value-type="string" calcext:value-type="string">
            <text:p>strik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truck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tricken / struck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frapp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striv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trov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trive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'efforc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swear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wor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wor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jur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table:style-name="ce2" office:value-type="string" calcext:value-type="string">
            <text:p>swea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weat / sweate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weat / sweate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u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sweep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wep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wep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balay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table:style-name="ce2" office:value-type="string" calcext:value-type="string">
            <text:p>swell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welle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wollen / swelle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gonfler / enfl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swim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wam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wum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nag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swing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wung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wung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e balanc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tak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took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take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prendre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teach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taugh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taugh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enseign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tear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tor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tor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déchir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tell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tol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tol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dire / racont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think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though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though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pens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table:style-name="ce2" office:value-type="string" calcext:value-type="string">
            <text:p>thriv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throve / thrive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thriven / thrive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prospér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throw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threw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throw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jet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thrus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thrus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thrus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enfonc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3">
          <table:table-cell office:value-type="string" calcext:value-type="string">
            <text:p>"</text:p>
          </table:table-cell>
          <table:table-cell table:style-name="ce2" office:value-type="string" calcext:value-type="string">
            <text:p>trea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tro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trodde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piétiner quelque chose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typese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typese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typese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compos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undergo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underwen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undergone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ubi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understan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understoo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understoo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comprendre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wak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wok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woke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réveill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table:style-name="ce2" office:value-type="string" calcext:value-type="string">
            <text:p>wear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wor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wor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porter (avoir sur soi)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weep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wep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wept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pleur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wet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wet / wette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wet / wette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mouill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win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won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wo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gagn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table:style-name="ce2" office:value-type="string" calcext:value-type="string">
            <text:p>win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wound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wound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enrouler / remont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withdraw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withdrew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withdraw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se retirer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wring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wrung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wrung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tordre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table:style-name="ce2" office:value-type="string" calcext:value-type="string">
            <text:p>writ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wrote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written 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office:value-type="string" calcext:value-type="string">
            <text:p>"</text:p>
          </table:table-cell>
          <table:table-cell table:style-name="ce3" office:value-type="string" calcext:value-type="string">
            <text:p>écrire </text:p>
          </table:table-cell>
          <table:table-cell table:style-name="ce1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2" table:number-rows-repeated="1048399">
          <table:table-cell table:number-columns-repeated="18"/>
        </table:table-row>
        <table:table-row table:style-name="ro4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a0__25__20_-_20_Accent1" style:display-name="Excel_BuiltIn_20 % - Accent1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2" style:display-name="Excel_BuiltIn_20 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3" style:display-name="Excel_BuiltIn_20 % - Accent3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4" style:display-name="Excel_BuiltIn_20 % - Accent4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5" style:display-name="Excel_BuiltIn_20 % - Accent5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6" style:display-name="Excel_BuiltIn_20 % - Accent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1" style:display-name="Excel_BuiltIn_40 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2" style:display-name="Excel_BuiltIn_40 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3" style:display-name="Excel_BuiltIn_40 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4" style:display-name="Excel_BuiltIn_40 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5" style:display-name="Excel_BuiltIn_40 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6" style:display-name="Excel_BuiltIn_40 % - Accent6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1" style:display-name="Excel_BuiltIn_60 % - Accent1" style:family="table-cell" style:parent-style-name="Default">
      <style:table-cell-properties fo:background-color="#99ccff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2" style:display-name="Excel_BuiltIn_60 % - Accent2" style:family="table-cell" style:parent-style-name="Default">
      <style:table-cell-properties fo:background-color="#ffcc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3" style:display-name="Excel_BuiltIn_60 % - Accent3" style:family="table-cell" style:parent-style-name="Default">
      <style:table-cell-properties fo:background-color="#c0c0c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4" style:display-name="Excel_BuiltIn_60 % - Accent4" style:family="table-cell" style:parent-style-name="Default">
      <style:table-cell-properties fo:background-color="#ffff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5" style:display-name="Excel_BuiltIn_60 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6" style:display-name="Excel_BuiltIn_60 % - Accent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vertissement" style:display-name="Excel_BuiltIn_Avertissemen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" style:display-name="Excel_BuiltIn_Calcul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lule_20_liée" style:display-name="Excel_BuiltIn_Cellule liée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mmentaire" style:display-name="Excel_BuiltIn_Commentaire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Excel_5f_BuiltIn_5f_Entrée" style:display-name="Excel_BuiltIn_Entrée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satisfaisant" style:display-name="Excel_BuiltIn_Insatisfaisant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e" style:display-name="Excel_BuiltIn_Neutre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atisfaisant" style:display-name="Excel_BuiltIn_Satisfaisant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ortie" style:display-name="Excel_BuiltIn_Sortie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e_20_explicatif" style:display-name="Excel_BuiltIn_Texte explicatif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itre" style:display-name="Excel_BuiltIn_Titre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itre_a0_1" style:display-name="Excel_BuiltIn_Titre 1" style:family="table-cell" style:parent-style-name="Default">
      <style:table-cell-properties fo:border-bottom="2.49pt solid #33cccc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itre_a0_2" style:display-name="Excel_BuiltIn_Titre 2" style:family="table-cell" style:parent-style-name="Default">
      <style:table-cell-properties fo:border-bottom="2.49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itre_a0_3" style:display-name="Excel_BuiltIn_Titre 3" style:family="table-cell" style:parent-style-name="Default">
      <style:table-cell-properties fo:border-bottom="1.76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re_a0_4" style:display-name="Excel_BuiltIn_Titre 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cccc" style:border-line-width-bottom="0.018cm 0.053cm 0.018cm" style:diagonal-bl-tr="none" style:diagonal-tl-br="none" fo:border-left="none" fo:padding="0.071c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Vérification" style:display-name="Excel_BuiltIn_Vérification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0/00/0000</text:date>, <text:time style:data-style-name="N2" text:time-value="15:02:54.1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rbesall2" style:display-name="PageStyle_verbesal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besall2_20_1" style:display-name="PageStyle_verbesall2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14:29:21.107000000</meta:creation-date>
    <dc:date>2015-05-14T15:05:16.907000000</dc:date>
    <meta:editing-duration>PT21M42S</meta:editing-duration>
    <meta:editing-cycles>4</meta:editing-cycles>
    <meta:generator>LibreOffice/4.2.5.2$Windows_x86 LibreOffice_project/61cb170a04bb1f12e77c884eab9192be736ec5f5</meta:generator>
    <meta:document-statistic meta:table-count="1" meta:cell-count="3168" meta:object-count="0"/>
  </office:meta>
</office:document-meta>
</file>